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, 'Times New Roman'" style:font-family-generic="roman"/>
    <style:font-face style:name="ヒラギノ角ゴ Pro W3" svg:font-family="'ヒラギノ角ゴ Pro W3'" style:font-family-generic="roman"/>
    <style:font-face style:name="Helvetica" svg:font-family="Helvetica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4958in" table:align="left" style:writing-mode="lr-tb"/>
    </style:style>
    <style:style style:name="Table1.A" style:family="table-column">
      <style:table-column-properties style:column-width="2.5382in"/>
    </style:style>
    <style:style style:name="Table1.B" style:family="table-column">
      <style:table-column-properties style:column-width="3.9576in"/>
    </style:style>
    <style:style style:name="Table1.1" style:family="table-row">
      <style:table-row-properties style:min-row-height="0.1826in" style:keep-together="false" fo:keep-together="always"/>
    </style:style>
    <style:style style:name="Table1.A1" style:family="table-cell">
      <style:table-cell-properties style:vertical-align="top" fo:background-color="transparent" fo:padding="0.0694in" fo:border-left="none" fo:border-right="none" fo:border-top="none" fo:border-bottom="0.0007in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transparent" fo:padding="0.0694in" fo:border-left="0.0139in solid #000000" fo:border-right="none" fo:border-top="none" fo:border-bottom="0.0007in solid #000000" style:writing-mode="lr-tb">
        <style:background-image/>
      </style:table-cell-properties>
    </style:style>
    <style:style style:name="Table1.2" style:family="table-row">
      <style:table-row-properties style:min-row-height="0.1931in" style:keep-together="false" fo:keep-together="always"/>
    </style:style>
    <style:style style:name="Table1.A2" style:family="table-cell">
      <style:table-cell-properties style:vertical-align="top" fo:background-color="transparent" fo:padding="0.0694in" fo:border-left="none" fo:border-right="none" fo:border-top="0.0007in solid #000000" fo:border-bottom="none" style:writing-mode="lr-tb">
        <style:background-image/>
      </style:table-cell-properties>
    </style:style>
    <style:style style:name="Table1.B2" style:family="table-cell">
      <style:table-cell-properties style:vertical-align="top" fo:background-color="transparent" fo:padding="0.0694in" fo:border-left="0.0139in solid #000000" fo:border-right="none" fo:border-top="0.0007in solid #000000" fo:border-bottom="none" style:writing-mode="lr-tb">
        <style:background-image/>
      </style:table-cell-properties>
    </style:style>
    <style:style style:name="Table1.3" style:family="table-row">
      <style:table-row-properties style:min-row-height="0.375in" style:keep-together="false" fo:keep-together="always"/>
    </style:style>
    <style:style style:name="Table1.A3" style:family="table-cell">
      <style:table-cell-properties style:vertical-align="top" fo:background-color="transparent" fo:padding="0.0694in" fo:border="none" style:writing-mode="lr-tb">
        <style:background-image/>
      </style:table-cell-properties>
    </style:style>
    <style:style style:name="Table1.B3" style:family="table-cell">
      <style:table-cell-properties style:vertical-align="top" fo:background-color="transparent" fo:padding="0.0694in" fo:border-left="0.0139in solid #000000" fo:border-right="none" fo:border-top="none" fo:border-bottom="none" style:writing-mode="lr-tb">
        <style:background-image/>
      </style:table-cell-properties>
    </style:style>
    <style:style style:name="Table1.4" style:family="table-row">
      <style:table-row-properties style:min-row-height="0.1806in" style:keep-together="false" fo:keep-together="always"/>
    </style:style>
    <style:style style:name="Table2" style:family="table">
      <style:table-properties style:width="6.459in" fo:margin-left="0.0472in" fo:margin-right="-0.0063in" table:align="margins" style:writing-mode="lr-tb"/>
    </style:style>
    <style:style style:name="Table2.A" style:family="table-column">
      <style:table-column-properties style:column-width="1.859in" style:rel-column-width="2677*"/>
    </style:style>
    <style:style style:name="Table2.B" style:family="table-column">
      <style:table-column-properties style:column-width="4.6in" style:rel-column-width="6624*"/>
    </style:style>
    <style:style style:name="Table2.A1" style:family="table-cell">
      <style:table-cell-properties fo:padding="0in" fo:border="none"/>
    </style:style>
    <style:style style:name="Table2.4" style:family="table-row">
      <style:table-row-properties style:min-row-height="0.2569in"/>
    </style:style>
    <style:style style:name="Table3" style:family="table">
      <style:table-properties style:width="6.5in" table:align="margins" style:writing-mode="lr-tb"/>
    </style:style>
    <style:style style:name="Table3.A" style:family="table-column">
      <style:table-column-properties style:column-width="3.0472in" style:rel-column-width="4388*"/>
    </style:style>
    <style:style style:name="Table3.B" style:family="table-column">
      <style:table-column-properties style:column-width="3.4528in" style:rel-column-width="4972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6.5in" table:align="margins"/>
    </style:style>
    <style:style style:name="Table4.A" style:family="table-column">
      <style:table-column-properties style:column-width="1.741in" style:rel-column-width="2507*"/>
    </style:style>
    <style:style style:name="Table4.B" style:family="table-column">
      <style:table-column-properties style:column-width="4.759in" style:rel-column-width="6853*"/>
    </style:style>
    <style:style style:name="Table4.A1" style:family="table-cell">
      <style:table-cell-properties fo:padding="0in" fo:border="none"/>
    </style:style>
    <style:style style:name="P1" style:family="paragraph" style:parent-style-name="Text_20_body">
      <style:text-properties fo:font-weight="bold" officeooo:paragraph-rsid="00196fe9" style:font-weight-asian="bold" style:font-weight-complex="bold"/>
    </style:style>
    <style:style style:name="P2" style:family="paragraph" style:parent-style-name="Table_20_Contents">
      <style:text-properties officeooo:paragraph-rsid="00196fe9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paragraph-rsid="001a03e8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font-style="italic" officeooo:paragraph-rsid="00196fe9" style:font-size-asian="12pt" style:font-style-asian="italic" style:font-size-complex="12pt" style:font-style-complex="italic"/>
    </style:style>
    <style:style style:name="P6" style:family="paragraph" style:parent-style-name="Header_20__26__20_Footer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none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none" style:country-complex="none" style:text-scale="100%" text:display="true"/>
    </style:style>
    <style:style style:name="P7" style:family="paragraph" style:parent-style-name="Body">
      <style:text-properties fo:font-weight="bold" style:font-weight-asian="bold"/>
    </style:style>
    <style:style style:name="P8" style:family="paragraph" style:parent-style-name="Body">
      <style:text-properties fo:font-weight="bold" officeooo:paragraph-rsid="00196fe9" style:font-weight-asian="bold"/>
    </style:style>
    <style:style style:name="P9" style:family="paragraph" style:parent-style-name="Body">
      <style:text-properties fo:font-weight="bold" style:font-weight-asian="bold" style:font-weight-complex="bold"/>
    </style:style>
    <style:style style:name="P10" style:family="paragraph" style:parent-style-name="Body">
      <style:text-properties fo:font-weight="normal" style:font-weight-asian="normal"/>
    </style:style>
    <style:style style:name="P11" style:family="paragraph" style:parent-style-name="Body">
      <style:text-properties fo:font-weight="normal" officeooo:paragraph-rsid="00196fe9" style:font-weight-asian="normal" style:font-weight-complex="normal"/>
    </style:style>
    <style:style style:name="P12" style:family="paragraph" style:parent-style-name="Body">
      <style:text-properties fo:font-weight="normal" officeooo:paragraph-rsid="001a03e8" style:font-weight-asian="normal" style:font-weight-complex="normal"/>
    </style:style>
    <style:style style:name="P13" style:family="paragraph" style:parent-style-name="Body">
      <style:paragraph-properties style:snap-to-layout-grid="false"/>
    </style:style>
    <style:style style:name="P14" style:family="paragraph" style:parent-style-name="Body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none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none" style:country-complex="none" style:text-scale="100%" text:display="true"/>
    </style:style>
    <style:style style:name="P15" style:family="paragraph" style:parent-style-name="Body" style:list-style-name="L1"/>
    <style:style style:name="P16" style:family="paragraph" style:parent-style-name="Body" style:list-style-name="L2"/>
    <style:style style:name="P17" style:family="paragraph" style:parent-style-name="Body" style:list-style-name="L3">
      <style:text-properties officeooo:paragraph-rsid="001b234f"/>
    </style:style>
    <style:style style:name="P18" style:family="paragraph" style:parent-style-name="Body" style:list-style-name="L4"/>
    <style:style style:name="P19" style:family="paragraph" style:parent-style-name="Body" style:list-style-name="L5"/>
    <style:style style:name="P20" style:family="paragraph" style:parent-style-name="Body" style:list-style-name="L6"/>
    <style:style style:name="P21" style:family="paragraph" style:parent-style-name="Body">
      <style:paragraph-properties fo:text-align="start" style:justify-single-word="false"/>
      <style:text-properties officeooo:paragraph-rsid="001a03e8"/>
    </style:style>
    <style:style style:name="P22" style:family="paragraph" style:parent-style-name="Body" style:list-style-name="L7"/>
    <style:style style:name="P23" style:family="paragraph" style:parent-style-name="Body" style:list-style-name="L8"/>
    <style:style style:name="P24" style:family="paragraph" style:parent-style-name="Body" style:master-page-name="Standard">
      <style:paragraph-properties style:page-number="auto"/>
      <style:text-properties fo:font-size="14pt" fo:font-weight="bold" style:font-size-asian="14pt" style:font-weight-asian="bold"/>
    </style:style>
    <style:style style:name="P25" style:family="paragraph" style:parent-style-name="Body">
      <style:paragraph-properties fo:break-before="page"/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none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none" style:country-complex="none" style:text-scale="100%" text:display="true"/>
    </style:style>
    <style:style style:name="P26" style:family="paragraph" style:parent-style-name="Body">
      <style:paragraph-properties fo:break-before="page"/>
      <style:text-properties fo:font-weight="bold" style:font-weight-asian="bold"/>
    </style:style>
    <style:style style:name="P27" style:family="paragraph" style:parent-style-name="Body" style:list-style-name="L2">
      <style:paragraph-properties fo:margin-left="0in" fo:margin-right="0in" fo:text-indent="-0.25in" style:auto-text-indent="false"/>
      <style:text-properties fo:font-weight="bold" style:font-weight-asian="bold" style:font-weight-complex="bold"/>
    </style:style>
    <style:style style:name="P28" style:family="paragraph" style:parent-style-name="Body" style:list-style-name="L2">
      <style:paragraph-properties fo:margin-left="0in" fo:margin-right="0in" fo:text-indent="-0.25in" style:auto-text-indent="false"/>
      <style:text-properties style:text-underline-style="none" fo:font-weight="bold" style:font-weight-asian="bold" style:font-weight-complex="bold"/>
    </style:style>
    <style:style style:name="P29" style:family="paragraph" style:parent-style-name="Body" style:list-style-name="L2">
      <style:paragraph-properties fo:margin-left="0in" fo:margin-right="0in" fo:text-indent="-0.25in" style:auto-text-indent="false" fo:break-before="page"/>
      <style:text-properties style:text-underline-style="none" fo:font-weight="bold" style:font-weight-asian="bold" style:font-weight-complex="bold"/>
    </style:style>
    <style:style style:name="P30" style:family="paragraph" style:parent-style-name="Heading_20_2">
      <style:paragraph-properties fo:text-align="center" style:justify-single-word="false" style:snap-to-layout-grid="false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/>
    </style:style>
    <style:style style:name="T4" style:family="text">
      <style:text-properties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normal" style:font-style-asian="normal"/>
    </style:style>
    <style:style style:name="T7" style:family="text">
      <style:text-properties fo:font-style="normal" officeooo:rsid="001a03e8" style:font-style-asian="normal"/>
    </style:style>
    <style:style style:name="T8" style:family="text">
      <style:text-properties officeooo:rsid="00196fe9"/>
    </style:style>
    <style:style style:name="T9" style:family="text">
      <style:text-properties officeooo:rsid="0014f03e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1a03e8"/>
    </style:style>
    <style:style style:name="T12" style:family="text">
      <style:text-properties style:font-weight-complex="bold"/>
    </style:style>
    <style:style style:name="T13" style:family="text">
      <style:text-properties officeooo:rsid="001a703f"/>
    </style:style>
    <style:style style:name="T14" style:family="text">
      <style:text-properties officeooo:rsid="001b234f"/>
    </style:style>
    <style:style style:name="T15" style:family="text">
      <style:text-properties officeooo:rsid="001b98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Project Charter –<text:span text:style-name="T13"> Radio Malaspina Society – database upgrade</text:span></text:p>
      <text:p text:style-name="P10">First Draft</text:p>
      <text:p text:style-name="Body"><text:span text:style-name="T1">Cheese And Crackers</text:span><text:span text:style-name="T3"><text:tab/></text:span></text:p>
      <text:p text:style-name="P12"><text:span text:style-name="T11">CSCI375</text:span></text:p>
      <text:p text:style-name="Body"/>
      <text:h text:style-name="Heading_20_1" text:outline-level="1"><text:span text:style-name="T8">Overview</text:span></text:h>
      <text:p text:style-name="Body"/>
      <text:p text:style-name="P7"/>
      <text:p text:style-name="P8"><text:span text:style-name="T8">Executive Summary</text:span></text:p>
      <text:p text:style-name="P8"><text:span text:style-name="T8"/></text:p>
      <text:p text:style-name="P11"><text:span text:style-name="T8">The Radio Malaspina society is interested in streamlining some procedures used in the operation of their CHLY FM radio station. <text:s/>Specifically, they are required to keep accurate records of which songs were played as mandated by the CRTC and they need to keep records of advertisements aired to satisfy their sponsors. <text:s/>At present, the music is being entered manually into an MS Access database and the advertisements are written down on paper. <text:s/>Both of these methods have been found to be inefficient and ineffective. <text:s/></text:span></text:p>
      <text:p text:style-name="P7"/>
      <text:p text:style-name="P7">Context</text:p>
      <text:list xml:id="list1140443875" text:style-name="L6">
        <text:list-item>
          <text:p text:style-name="P20">Implement a system to track playlists and advertisements for the Radio Malaspina Society’s (RMS) radio station, CHLY</text:p>
        </text:list-item>
        <text:list-item>
          <text:p text:style-name="P20">The Radio automation software, RadioBoss, will be used to track and maintain playlists and advertisements</text:p>
        </text:list-item>
      </text:list>
      <text:p text:style-name="Body"/>
      <text:p text:style-name="P7">Need</text:p>
      <text:list xml:id="list1253017070" text:style-name="L5">
        <text:list-item>
          <text:p text:style-name="P19">Songs must be entered manually into a database every time they are played</text:p>
        </text:list-item>
        <text:list-item>
          <text:p text:style-name="P19">Should be entered as soon as possible due to possible CANCON audits</text:p>
        </text:list-item>
        <text:list-item>
          <text:p text:style-name="P19">There is no quick way to look up what, and how many times, advertisements have been “played”. Instead someone must search through papers and count manually</text:p>
        </text:list-item>
      </text:list>
      <text:p text:style-name="Body"/>
      <text:p text:style-name="P7">Scope</text:p>
      <text:list xml:id="list644487271" text:style-name="L4">
        <text:list-item>
          <text:p text:style-name="P18">This project will include the implementation of the radio automation software known as RadioBoss</text:p>
        </text:list-item>
        <text:list-item>
          <text:p text:style-name="P18">Physical media must be ripped to MP3/FLAC files</text:p>
        </text:list-item>
        <text:list-item>
          <text:p text:style-name="P18">Meta data must be added to the ripped files</text:p>
        </text:list-item>
      </text:list>
      <text:p text:style-name="Body"/>
      <text:p text:style-name="P7"/>
      <text:p text:style-name="P26">Stakeholders</text:p>
      <text:p text:style-name="P7"/>
      <text:p text:style-name="Body"><text:span text:style-name="T5">Management - </text:span><text:span text:style-name="T6">Run the station</text:span></text:p>
      <text:p text:style-name="Body"><text:span text:style-name="T5">Programmers - </text:span><text:span text:style-name="T6">Host shows on the station</text:span></text:p>
      <text:p text:style-name="Body"><text:span text:style-name="T5">RMS Board Members - </text:span><text:span text:style-name="T6">Assist in making decisions regarding the station</text:span></text:p>
      <text:p text:style-name="Body"><text:span text:style-name="T5">VIU Students </text:span><text:span text:style-name="T6">- Part of VIU student tuition goes to the RMS</text:span></text:p>
      <text:p text:style-name="Body"><text:span text:style-name="T5">Listeners –</text:span><text:span text:style-name="T6"> </text:span><text:span text:style-name="T7">Interact with programmers on/off air, patronize advertised businesses.</text:span></text:p>
      <text:p text:style-name="Body"><text:span text:style-name="T5">Advertisers </text:span><text:span text:style-name="T6">- Provide the station with money in return for playing advertisements</text:span></text:p>
      <text:p text:style-name="Body"><text:span text:style-name="T5">The Local Community </text:span><text:span text:style-name="T6">- </text:span></text:p>
      <text:p text:style-name="Body"/>
      <text:p text:style-name="P7">Objectives</text:p>
      <text:list xml:id="list1976563031" text:style-name="L3">
        <text:list-item>
          <text:p text:style-name="P17">A<text:span text:style-name="T11">u</text:span>tomate the system for maintaining records and creating playlists to increase efficiency for the studio</text:p>
        </text:list-item>
        <text:list-item>
          <text:p text:style-name="P17">Be able to quickly look up advertisement information</text:p>
        </text:list-item>
        <text:list-item>
          <text:p text:style-name="P17">Have playlist logs updated immediately when songs are played</text:p>
        </text:list-item>
      </text:list>
      <text:p text:style-name="P7"/>
      <text:p text:style-name="P7"/>
      <text:p text:style-name="P7">Glossary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h text:style-name="P30" text:outline-level="2">Entry</text:h>
            </table:table-cell>
            <table:table-cell table:style-name="Table1.B1" office:value-type="string">
              <text:h text:style-name="P30" text:outline-level="2">Definition</text:h>
            </table:table-cell>
          </table:table-row>
        </table:table-header-rows>
        <table:table-row table:style-name="Table1.2">
          <table:table-cell table:style-name="Table1.A2" office:value-type="string">
            <text:p text:style-name="P13">RMS</text:p>
          </table:table-cell>
          <table:table-cell table:style-name="Table1.B2" office:value-type="string">
            <text:p text:style-name="P13">Radio Malaspina Society</text:p>
          </table:table-cell>
        </table:table-row>
        <table:table-row table:style-name="Table1.3">
          <table:table-cell table:style-name="Table1.A3" office:value-type="string">
            <text:p text:style-name="P13">Advertisements</text:p>
          </table:table-cell>
          <table:table-cell table:style-name="Table1.B3" office:value-type="string">
            <text:p text:style-name="P13">Referring to recorded advertisements as well as company mentions</text:p>
          </table:table-cell>
        </table:table-row>
        <table:table-row table:style-name="Table1.4">
          <table:table-cell table:style-name="Table1.A3" office:value-type="string">
            <text:p text:style-name="P13">MP3 / FLAC</text:p>
          </table:table-cell>
          <table:table-cell table:style-name="Table1.B3" office:value-type="string">
            <text:p text:style-name="P13">Popular digital audio formats</text:p>
          </table:table-cell>
        </table:table-row>
        <table:table-row table:style-name="Table1.3">
          <table:table-cell table:style-name="Table1.A3" office:value-type="string">
            <text:p text:style-name="P13">CANCON</text:p>
          </table:table-cell>
          <table:table-cell table:style-name="Table1.B3" office:value-type="string">
            <text:p text:style-name="P13">Canadian content requirements upheld by the CRTC</text:p>
          </table:table-cell>
        </table:table-row>
      </table:table>
      <text:p text:style-name="P14"/>
      <text:p text:style-name="P14"/>
      <text:p text:style-name="P25"/>
      <text:h text:style-name="Heading_20_1" text:outline-level="1">Project Approach</text:h>
      <text:p text:style-name="P5"/>
      <text:p text:style-name="Body">Team Organization</text:p>
      <text:p text:style-name="Body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Matthew Brown</text:p>
          </table:table-cell>
          <table:table-cell table:style-name="Table4.A1" office:value-type="string">
            <text:p text:style-name="P3"><text:s/><text:span text:style-name="T11">Project Manager</text:span></text:p>
          </table:table-cell>
        </table:table-row>
        <table:table-row>
          <table:table-cell table:style-name="Table4.A1" office:value-type="string">
            <text:p text:style-name="P21">Craig Burnett</text:p>
          </table:table-cell>
          <table:table-cell table:style-name="Table4.A1" office:value-type="string">
            <text:p text:style-name="P4"><text:span text:style-name="T11"><text:s/>External Liaison </text:span></text:p>
          </table:table-cell>
        </table:table-row>
        <table:table-row>
          <table:table-cell table:style-name="Table4.A1" office:value-type="string">
            <text:p text:style-name="P21">Brandon Hathaway</text:p>
          </table:table-cell>
          <table:table-cell table:style-name="Table4.A1" office:value-type="string">
            <text:p text:style-name="P3"><text:s/><text:span text:style-name="T11">System Consultant</text:span></text:p>
          </table:table-cell>
        </table:table-row>
        <table:table-row>
          <table:table-cell table:style-name="Table4.A1" office:value-type="string">
            <text:p text:style-name="P21">Connor Strathdee </text:p>
          </table:table-cell>
          <table:table-cell table:style-name="Table4.A1" office:value-type="string">
            <text:p text:style-name="P4"><text:span text:style-name="T11"><text:s/>Project Coordinator</text:span></text:p>
          </table:table-cell>
        </table:table-row>
      </table:table>
      <text:p text:style-name="Body"/>
      <text:p text:style-name="P9">Work Breakdown Structure</text:p>
      <text:p text:style-name="P9"/>
      <text:p text:style-name="Body">Our overall proposal would be to replace the manual and varied playlist methods programmers use with a unified digital <text:span text:style-name="T9">s</text:span>ystem using FLAC files. <text:s/>This would involve the following steps:</text:p>
      <text:p text:style-name="Body"/>
      <text:list xml:id="list632794492" text:style-name="L1">
        <text:list-item>
          <text:p text:style-name="P15">Research various <text:span text:style-name="T9">r</text:span>adio management systems and make a recommendation on one in terms of usability, price and available features.</text:p>
        </text:list-item>
        <text:list-item>
          <text:p text:style-name="P15">Install and implement the system.</text:p>
        </text:list-item>
        <text:list-item>
          <text:p text:style-name="P15">Stress testing of the system to ensure that it is stable</text:p>
        </text:list-item>
        <text:list-item>
          <text:p text:style-name="P15">Meet with and explain the initiative to each programmer for the station <text:span text:style-name="T11">to </text:span>mitigate <text:span text:style-name="T11">staff concerns and assess risk.</text:span></text:p>
        </text:list-item>
        <text:list-item>
          <text:p text:style-name="P15">Offer online tutorials, assistance and training to any programmer who needs it.</text:p>
        </text:list-item>
      </text:list>
      <text:p text:style-name="Body"><text:s/></text:p>
      <text:p text:style-name="P9">Milestones</text:p>
      <text:list xml:id="list350753597" text:style-name="L2">
        <text:list-item>
          <text:p text:style-name="P16">February <text:span text:style-name="T9">20:<text:tab/></text:span>Formalize the recommendation for a new digital track management system; complete with technical details and justifications</text:p>
        </text:list-item>
        <text:list-item>
          <text:p text:style-name="P16">March <text:span text:style-name="T9">12</text:span>:<text:tab/>Finish meeting with Radio Programmer's and assessing their reluctance to change while explaining the overall benefits the new system would provide.</text:p>
        </text:list-item>
        <text:list-item>
          <text:p text:style-name="P16">March <text:span text:style-name="T9">20</text:span>:<text:tab/>Install and test the chosen system, or a substitute if the chosen system does no offer trial software.</text:p>
        </text:list-item>
        <text:list-item>
          <text:p text:style-name="P16">March <text:span text:style-name="T15">3</text:span><text:span text:style-name="T9">0</text:span>:<text:tab/>Meeting with Radio Management to provide recommendation and seek funding to purchase and install the system.</text:p>
        </text:list-item>
        <text:list-item>
          <text:p text:style-name="P16">April <text:span text:style-name="T9">18</text:span>:<text:tab/>Install and test the system at the station.</text:p>
        </text:list-item>
        <text:list-item>
          <text:p text:style-name="P16">April <text:span text:style-name="T9">25</text:span>:<text:tab/>Training manuals and contact information will be posted online.</text:p>
          <text:p text:style-name="P16"><text:span text:style-name="T10"/></text:p>
          <text:p text:style-name="P27"><text:span text:style-name="T10"/></text:p>
          <text:p text:style-name="P27"><text:span text:style-name="T10"/></text:p>
          <text:p text:style-name="P28"/>
          <text:p text:style-name="P29">Deliverables </text:p>
          <text:p text:style-name="P27"/>
        </text:list-item>
      </text:list>
      <text:list xml:id="list1379962411" text:style-name="L7">
        <text:list-item>
          <text:p text:style-name="P22">Formal Recommendation on software </text:p>
        </text:list-item>
        <text:list-item>
          <text:p text:style-name="P22">Collection of interviews with radio staff</text:p>
        </text:list-item>
        <text:list-item>
          <text:p text:style-name="P22">Test results on test system</text:p>
        </text:list-item>
        <text:list-item>
          <text:p text:style-name="P22">Meeting minutes, and information on the final product purchased</text:p>
        </text:list-item>
        <text:list-item>
          <text:p text:style-name="P22">Evidence of a fully implemented system</text:p>
        </text:list-item>
      </text:list>
      <text:p text:style-name="Body"/>
      <text:p text:style-name="P9">Risks</text:p>
      <text:p text:style-name="P9"/>
      <text:list xml:id="list1434864104" text:style-name="L8">
        <text:list-item>
          <text:p text:style-name="P23">Programmer's may be reluctant to adapt new digital technologies; be it due to a lack of technical understanding, desire to use traditional methods or reluctance to spend the, potentially lofty, initial set up time.</text:p>
        </text:list-item>
        <text:list-item>
          <text:p text:style-name="P23">The station's budget may not be adequate for the radio system we recommend. <text:s/>Several alternatives should be prepared.</text:p>
        </text:list-item>
        <text:list-item>
          <text:p text:style-name="P23"><text:span text:style-name="T9">Hardware interface issues</text:span></text:p>
          <text:p text:style-name="P23"><text:span text:style-name="T9"/></text:p>
        </text:list-item>
      </text:list>
      <text:h text:style-name="Heading_20_1" text:outline-level="1"><text:span text:style-name="T8">Approval<text:line-break/></text:span></text:h>
      <text:p text:style-name="P9"><text:span text:style-name="T8">System Analysts:</text:span></text:p>
      <text:p text:style-name="P9"><text:span text:style-name="T8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<text:span text:style-name="T8">Craig Burnett</text:span></text:p>
          </table:table-cell>
          <table:table-cell table:style-name="Table2.A1" office:value-type="string">
            <text:p text:style-name="Table_20_Contents">___________________________________</text:p>
          </table:table-cell>
        </table:table-row>
        <table:table-row>
          <table:table-cell table:style-name="Table2.A1" office:value-type="string">
            <text:p text:style-name="P2"><text:span text:style-name="T8">Matthew Brown</text:span></text:p>
          </table:table-cell>
          <table:table-cell table:style-name="Table2.A1" office:value-type="string">
            <text:p text:style-name="Table_20_Contents">___________________________________</text:p>
          </table:table-cell>
        </table:table-row>
        <table:table-row>
          <table:table-cell table:style-name="Table2.A1" office:value-type="string">
            <text:p text:style-name="P2"><text:span text:style-name="T8">Connor Strathdee</text:span></text:p>
          </table:table-cell>
          <table:table-cell table:style-name="Table2.A1" office:value-type="string">
            <text:p text:style-name="Table_20_Contents">___________________________________</text:p>
          </table:table-cell>
        </table:table-row>
        <table:table-row table:style-name="Table2.4">
          <table:table-cell table:style-name="Table2.A1" office:value-type="string">
            <text:p text:style-name="P2"><text:span text:style-name="T8">Brandon Hathaway</text:span></text:p>
          </table:table-cell>
          <table:table-cell table:style-name="Table2.A1" office:value-type="string">
            <text:p text:style-name="Table_20_Contents">___________________________________</text:p>
          </table:table-cell>
        </table:table-row>
        <table:table-row>
          <table:table-cell table:style-name="Table2.A1" office:value-type="string">
            <text:p text:style-name="P2"><text:span text:style-name="T8">Julie Beeston (Supervisor)</text:span></text:p>
          </table:table-cell>
          <table:table-cell table:style-name="Table2.A1" office:value-type="string">
            <text:p text:style-name="Table_20_Contents">___________________________________</text:p>
          </table:table-cell>
        </table:table-row>
      </table:table>
      <text:p text:style-name="P1"><text:span text:style-name="T8"/></text:p>
      <text:p text:style-name="P9"><text:span text:style-name="T8">Radio Malaspina Personnel</text:span></text:p>
      <text:p text:style-name="P1"><text:span text:style-name="T8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<text:span text:style-name="T8">Dylan Perry (Station Manager)</text:span></text:p>
          </table:table-cell>
          <table:table-cell table:style-name="Table3.A1" office:value-type="string">
            <text:p text:style-name="Table_20_Contents">___________________________________</text:p>
          </table:table-cell>
        </table:table-row>
        <table:table-row>
          <table:table-cell table:style-name="Table3.A1" office:value-type="string">
            <text:p text:style-name="P2"><text:span text:style-name="T8">Arbie Fru (Assistant Station Manager)</text:span></text:p>
          </table:table-cell>
          <table:table-cell table:style-name="Table3.A1" office:value-type="string">
            <text:p text:style-name="Table_20_Contents">___________________________________</text:p>
          </table:table-cell>
        </table:table-row>
        <table:table-row>
          <table:table-cell table:style-name="Table3.A1" office:value-type="string">
            <text:p text:style-name="P2"><text:span text:style-name="T8">Mike Preston (Board Member)</text:span></text:p>
          </table:table-cell>
          <table:table-cell table:style-name="Table3.A1" office:value-type="string">
            <text:p text:style-name="Table_20_Contents">___________________________________</text:p>
          </table:table-cell>
        </table:table-row>
        <table:table-row>
          <table:table-cell table:style-name="Table3.A1" office:value-type="string">
            <text:p text:style-name="P2"><text:span text:style-name="T8">Matt Falvai (Board Member)</text:span></text:p>
          </table:table-cell>
          <table:table-cell table:style-name="Table3.A1" office:value-type="string">
            <text:p text:style-name="Table_20_Contents">___________________________________</text:p>
          </table:table-cell>
        </table:table-row>
        <table:table-row>
          <table:table-cell table:style-name="Table3.A1" office:value-type="string">
            <text:p text:style-name="P2"><text:span text:style-name="T8">Tristan Bonsor (Board Member)</text:span></text:p>
          </table:table-cell>
          <table:table-cell table:style-name="Table3.A1" office:value-type="string">
            <text:p text:style-name="Table_20_Contents">___________________________________</text:p>
          </table:table-cell>
        </table:table-row>
        <table:table-row>
          <table:table-cell table:style-name="Table3.A1" office:value-type="string">
            <text:p text:style-name="P2"><text:span text:style-name="T8">Jennifer Paige Moisan (Board Member)</text:span></text:p>
          </table:table-cell>
          <table:table-cell table:style-name="Table3.A1" office:value-type="string">
            <text:p text:style-name="Table_20_Contents">___________________________________</text:p>
          </table:table-cell>
        </table:table-row>
        <table:table-row>
          <table:table-cell table:style-name="Table3.A1" office:value-type="string">
            <text:p text:style-name="P2"><text:span text:style-name="T8">Alex Kalmakov-Wellbourn (Board Member)</text:span></text:p>
          </table:table-cell>
          <table:table-cell table:style-name="Table3.A1" office:value-type="string">
            <text:p text:style-name="Table_20_Contents">___________________________________</text:p>
          </table:table-cell>
        </table:table-row>
        <table:table-row>
          <table:table-cell table:style-name="Table3.A1" office:value-type="string">
            <text:p text:style-name="P2"><text:span text:style-name="T8">Larissa Montgomery (Board Member)</text:span></text:p>
          </table:table-cell>
          <table:table-cell table:style-name="Table3.A1" office:value-type="string">
            <text:p text:style-name="Table_20_Contents">___________________________________</text:p>
          </table:table-cell>
        </table:table-row>
        <table:table-row>
          <table:table-cell table:style-name="Table3.A1" office:value-type="string">
            <text:p text:style-name="P2"><text:span text:style-name="T8">Michael Monson (Board Member)</text:span></text:p>
          </table:table-cell>
          <table:table-cell table:style-name="Table3.A1" office:value-type="string">
            <text:p text:style-name="Table_20_Contents">___________________________________</text:p>
          </table:table-cell>
        </table:table-row>
        <table:table-row>
          <table:table-cell table:style-name="Table3.A1" office:value-type="string">
            <text:p text:style-name="P2"><text:span text:style-name="T8">Katie Gilray (Board Member)</text:span></text:p>
          </table:table-cell>
          <table:table-cell table:style-name="Table3.A1" office:value-type="string">
            <text:p text:style-name="Table_20_Contents">___________________________________</text:p>
          </table:table-cell>
        </table:table-row>
      </table:table>
      <text:p text:style-name="P1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, 'Times New Roman'" style:font-family-generic="roman"/>
    <style:font-face style:name="ヒラギノ角ゴ Pro W3" svg:font-family="'ヒラギノ角ゴ Pro W3'" style:font-family-generic="roman"/>
    <style:font-face style:name="Helvetica" svg:font-family="Helvetica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next-style-name="Body" style:default-outline-level="2" style:class="text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en" fo:country="US" fo:font-style="normal" style:text-underline-style="none" fo:font-weight="bold" style:letter-kerning="true" fo:background-color="transparent" style:font-name-asian="ヒラギノ角ゴ Pro W3" style:font-size-asian="12pt" style:font-style-asian="normal" style:font-weight-asian="bold" style:font-name-complex="Times New Roman" style:font-size-complex="10pt" text:display="true" fo:hyphenate="true" fo:hyphenation-remain-char-count="2" fo:hyphenation-push-char-count="2"/>
    </style:style>
    <style:style style:name="Header_20__26__20_Footer" style:display-name="Header &amp; Footer" style:family="paragraph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0pt" fo:letter-spacing="normal" fo:language="en" fo:country="US" fo:font-style="normal" style:text-underline-style="none" fo:font-weight="normal" style:letter-kerning="true" fo:background-color="transparent" style:font-name-asian="ヒラギノ角ゴ Pro W3" style:font-size-asian="10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Body" style:family="paragraph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en" fo:country="US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8Num1z0" style:family="text">
      <style:text-properties style:text-position="0% 100%"/>
    </style:style>
    <style:style style:name="WW8Num2z0" style:family="text">
      <style:text-properties style:text-position="0% 100%"/>
    </style:style>
    <style:style style:name="WW8Num3z0" style:family="text">
      <style:text-properties style:text-position="0% 100%"/>
    </style:style>
    <style:style style:name="WW8Num4z0" style:family="text">
      <style:text-properties style:text-position="0% 100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102in" fo:margin-left="0.102in"/>
        </style:list-level-properties>
        <style:text-properties style:font-name="Nimbus Roman No9 L"/>
      </text:list-level-style-bullet>
      <text:list-level-style-bullet text:level="2" text:style-name="WW8Num1z0" style:num-suffix="." text:bullet-char="-">
        <style:list-level-properties text:list-level-position-and-space-mode="label-alignment">
          <style:list-level-label-alignment text:label-followed-by="listtab" text:list-tab-stop-position="0.102in" fo:text-indent="0.5in" fo:margin-left="0.102in"/>
        </style:list-level-properties>
        <style:text-properties style:font-name="Nimbus Roman No9 L"/>
      </text:list-level-style-bullet>
      <text:list-level-style-bullet text:level="3" text:style-name="WW8Num1z0" style:num-suffix="." text:bullet-char="-">
        <style:list-level-properties text:list-level-position-and-space-mode="label-alignment">
          <style:list-level-label-alignment text:label-followed-by="listtab" text:list-tab-stop-position="0.102in" fo:text-indent="1in" fo:margin-left="0.102in"/>
        </style:list-level-properties>
        <style:text-properties style:font-name="Nimbus Roman No9 L"/>
      </text:list-level-style-bullet>
      <text:list-level-style-bullet text:level="4" text:style-name="WW8Num1z0" style:num-suffix="." text:bullet-char="-">
        <style:list-level-properties text:list-level-position-and-space-mode="label-alignment">
          <style:list-level-label-alignment text:label-followed-by="listtab" text:list-tab-stop-position="0.102in" fo:text-indent="1.5in" fo:margin-left="0.102in"/>
        </style:list-level-properties>
        <style:text-properties style:font-name="Nimbus Roman No9 L"/>
      </text:list-level-style-bullet>
      <text:list-level-style-bullet text:level="5" text:style-name="WW8Num1z0" style:num-suffix="." text:bullet-char="-">
        <style:list-level-properties text:list-level-position-and-space-mode="label-alignment">
          <style:list-level-label-alignment text:label-followed-by="listtab" text:list-tab-stop-position="0.102in" fo:text-indent="2in" fo:margin-left="0.102in"/>
        </style:list-level-properties>
        <style:text-properties style:font-name="Nimbus Roman No9 L"/>
      </text:list-level-style-bullet>
      <text:list-level-style-bullet text:level="6" text:style-name="WW8Num1z0" style:num-suffix="." text:bullet-char="-">
        <style:list-level-properties text:list-level-position-and-space-mode="label-alignment">
          <style:list-level-label-alignment text:label-followed-by="listtab" text:list-tab-stop-position="0.102in" fo:text-indent="2.5in" fo:margin-left="0.102in"/>
        </style:list-level-properties>
        <style:text-properties style:font-name="Nimbus Roman No9 L"/>
      </text:list-level-style-bullet>
      <text:list-level-style-bullet text:level="7" text:style-name="WW8Num1z0" style:num-suffix="." text:bullet-char="-">
        <style:list-level-properties text:list-level-position-and-space-mode="label-alignment">
          <style:list-level-label-alignment text:label-followed-by="listtab" text:list-tab-stop-position="0.102in" fo:text-indent="3in" fo:margin-left="0.102in"/>
        </style:list-level-properties>
        <style:text-properties style:font-name="Nimbus Roman No9 L"/>
      </text:list-level-style-bullet>
      <text:list-level-style-bullet text:level="8" text:style-name="WW8Num1z0" style:num-suffix="." text:bullet-char="-">
        <style:list-level-properties text:list-level-position-and-space-mode="label-alignment">
          <style:list-level-label-alignment text:label-followed-by="listtab" text:list-tab-stop-position="0.102in" fo:text-indent="3.5in" fo:margin-left="0.102in"/>
        </style:list-level-properties>
        <style:text-properties style:font-name="Nimbus Roman No9 L"/>
      </text:list-level-style-bullet>
      <text:list-level-style-bullet text:level="9" text:style-name="WW8Num1z0" style:num-suffix="." text:bullet-char="-">
        <style:list-level-properties text:list-level-position-and-space-mode="label-alignment">
          <style:list-level-label-alignment text:label-followed-by="listtab" text:list-tab-stop-position="0.102in" fo:text-indent="4in" fo:margin-left="0.102in"/>
        </style:list-level-properties>
        <style:text-properties style:font-name="Nimbus Roman No9 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102in" fo:margin-left="0.102in"/>
        </style:list-level-properties>
        <style:text-properties style:font-name="Nimbus Roman No9 L"/>
      </text:list-level-style-bullet>
      <text:list-level-style-bullet text:level="2" text:style-name="WW8Num2z0" style:num-suffix="." text:bullet-char="-">
        <style:list-level-properties text:list-level-position-and-space-mode="label-alignment">
          <style:list-level-label-alignment text:label-followed-by="listtab" text:list-tab-stop-position="0.102in" fo:text-indent="0.5in" fo:margin-left="0.102in"/>
        </style:list-level-properties>
        <style:text-properties style:font-name="Nimbus Roman No9 L"/>
      </text:list-level-style-bullet>
      <text:list-level-style-bullet text:level="3" text:style-name="WW8Num2z0" style:num-suffix="." text:bullet-char="-">
        <style:list-level-properties text:list-level-position-and-space-mode="label-alignment">
          <style:list-level-label-alignment text:label-followed-by="listtab" text:list-tab-stop-position="0.102in" fo:text-indent="1in" fo:margin-left="0.102in"/>
        </style:list-level-properties>
        <style:text-properties style:font-name="Nimbus Roman No9 L"/>
      </text:list-level-style-bullet>
      <text:list-level-style-bullet text:level="4" text:style-name="WW8Num2z0" style:num-suffix="." text:bullet-char="-">
        <style:list-level-properties text:list-level-position-and-space-mode="label-alignment">
          <style:list-level-label-alignment text:label-followed-by="listtab" text:list-tab-stop-position="0.102in" fo:text-indent="1.5in" fo:margin-left="0.102in"/>
        </style:list-level-properties>
        <style:text-properties style:font-name="Nimbus Roman No9 L"/>
      </text:list-level-style-bullet>
      <text:list-level-style-bullet text:level="5" text:style-name="WW8Num2z0" style:num-suffix="." text:bullet-char="-">
        <style:list-level-properties text:list-level-position-and-space-mode="label-alignment">
          <style:list-level-label-alignment text:label-followed-by="listtab" text:list-tab-stop-position="0.102in" fo:text-indent="2in" fo:margin-left="0.102in"/>
        </style:list-level-properties>
        <style:text-properties style:font-name="Nimbus Roman No9 L"/>
      </text:list-level-style-bullet>
      <text:list-level-style-bullet text:level="6" text:style-name="WW8Num2z0" style:num-suffix="." text:bullet-char="-">
        <style:list-level-properties text:list-level-position-and-space-mode="label-alignment">
          <style:list-level-label-alignment text:label-followed-by="listtab" text:list-tab-stop-position="0.102in" fo:text-indent="2.5in" fo:margin-left="0.102in"/>
        </style:list-level-properties>
        <style:text-properties style:font-name="Nimbus Roman No9 L"/>
      </text:list-level-style-bullet>
      <text:list-level-style-bullet text:level="7" text:style-name="WW8Num2z0" style:num-suffix="." text:bullet-char="-">
        <style:list-level-properties text:list-level-position-and-space-mode="label-alignment">
          <style:list-level-label-alignment text:label-followed-by="listtab" text:list-tab-stop-position="0.102in" fo:text-indent="3in" fo:margin-left="0.102in"/>
        </style:list-level-properties>
        <style:text-properties style:font-name="Nimbus Roman No9 L"/>
      </text:list-level-style-bullet>
      <text:list-level-style-bullet text:level="8" text:style-name="WW8Num2z0" style:num-suffix="." text:bullet-char="-">
        <style:list-level-properties text:list-level-position-and-space-mode="label-alignment">
          <style:list-level-label-alignment text:label-followed-by="listtab" text:list-tab-stop-position="0.102in" fo:text-indent="3.5in" fo:margin-left="0.102in"/>
        </style:list-level-properties>
        <style:text-properties style:font-name="Nimbus Roman No9 L"/>
      </text:list-level-style-bullet>
      <text:list-level-style-bullet text:level="9" text:style-name="WW8Num2z0" style:num-suffix="." text:bullet-char="-">
        <style:list-level-properties text:list-level-position-and-space-mode="label-alignment">
          <style:list-level-label-alignment text:label-followed-by="listtab" text:list-tab-stop-position="0.102in" fo:text-indent="4in" fo:margin-left="0.102in"/>
        </style:list-level-properties>
        <style:text-properties style:font-name="Nimbus Roman No9 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102in" fo:margin-left="0.102in"/>
        </style:list-level-properties>
        <style:text-properties style:font-name="Nimbus Roman No9 L"/>
      </text:list-level-style-bullet>
      <text:list-level-style-bullet text:level="2" text:style-name="WW8Num3z0" style:num-suffix="." text:bullet-char="-">
        <style:list-level-properties text:list-level-position-and-space-mode="label-alignment">
          <style:list-level-label-alignment text:label-followed-by="listtab" text:list-tab-stop-position="0.102in" fo:text-indent="0.5in" fo:margin-left="0.102in"/>
        </style:list-level-properties>
        <style:text-properties style:font-name="Nimbus Roman No9 L"/>
      </text:list-level-style-bullet>
      <text:list-level-style-bullet text:level="3" text:style-name="WW8Num3z0" style:num-suffix="." text:bullet-char="-">
        <style:list-level-properties text:list-level-position-and-space-mode="label-alignment">
          <style:list-level-label-alignment text:label-followed-by="listtab" text:list-tab-stop-position="0.102in" fo:text-indent="1in" fo:margin-left="0.102in"/>
        </style:list-level-properties>
        <style:text-properties style:font-name="Nimbus Roman No9 L"/>
      </text:list-level-style-bullet>
      <text:list-level-style-bullet text:level="4" text:style-name="WW8Num3z0" style:num-suffix="." text:bullet-char="-">
        <style:list-level-properties text:list-level-position-and-space-mode="label-alignment">
          <style:list-level-label-alignment text:label-followed-by="listtab" text:list-tab-stop-position="0.102in" fo:text-indent="1.5in" fo:margin-left="0.102in"/>
        </style:list-level-properties>
        <style:text-properties style:font-name="Nimbus Roman No9 L"/>
      </text:list-level-style-bullet>
      <text:list-level-style-bullet text:level="5" text:style-name="WW8Num3z0" style:num-suffix="." text:bullet-char="-">
        <style:list-level-properties text:list-level-position-and-space-mode="label-alignment">
          <style:list-level-label-alignment text:label-followed-by="listtab" text:list-tab-stop-position="0.102in" fo:text-indent="2in" fo:margin-left="0.102in"/>
        </style:list-level-properties>
        <style:text-properties style:font-name="Nimbus Roman No9 L"/>
      </text:list-level-style-bullet>
      <text:list-level-style-bullet text:level="6" text:style-name="WW8Num3z0" style:num-suffix="." text:bullet-char="-">
        <style:list-level-properties text:list-level-position-and-space-mode="label-alignment">
          <style:list-level-label-alignment text:label-followed-by="listtab" text:list-tab-stop-position="0.102in" fo:text-indent="2.5in" fo:margin-left="0.102in"/>
        </style:list-level-properties>
        <style:text-properties style:font-name="Nimbus Roman No9 L"/>
      </text:list-level-style-bullet>
      <text:list-level-style-bullet text:level="7" text:style-name="WW8Num3z0" style:num-suffix="." text:bullet-char="-">
        <style:list-level-properties text:list-level-position-and-space-mode="label-alignment">
          <style:list-level-label-alignment text:label-followed-by="listtab" text:list-tab-stop-position="0.102in" fo:text-indent="3in" fo:margin-left="0.102in"/>
        </style:list-level-properties>
        <style:text-properties style:font-name="Nimbus Roman No9 L"/>
      </text:list-level-style-bullet>
      <text:list-level-style-bullet text:level="8" text:style-name="WW8Num3z0" style:num-suffix="." text:bullet-char="-">
        <style:list-level-properties text:list-level-position-and-space-mode="label-alignment">
          <style:list-level-label-alignment text:label-followed-by="listtab" text:list-tab-stop-position="0.102in" fo:text-indent="3.5in" fo:margin-left="0.102in"/>
        </style:list-level-properties>
        <style:text-properties style:font-name="Nimbus Roman No9 L"/>
      </text:list-level-style-bullet>
      <text:list-level-style-bullet text:level="9" text:style-name="WW8Num3z0" style:num-suffix="." text:bullet-char="-">
        <style:list-level-properties text:list-level-position-and-space-mode="label-alignment">
          <style:list-level-label-alignment text:label-followed-by="listtab" text:list-tab-stop-position="0.102in" fo:text-indent="4in" fo:margin-left="0.102in"/>
        </style:list-level-properties>
        <style:text-properties style:font-name="Nimbus Roman No9 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0.102in" fo:margin-left="0.102in"/>
        </style:list-level-properties>
        <style:text-properties style:font-name="Nimbus Roman No9 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102in" fo:text-indent="0.5in" fo:margin-left="0.102in"/>
        </style:list-level-properties>
        <style:text-properties fo:font-family="StarSymbol" style:font-charset="x-symbol"/>
      </text:list-level-style-bullet>
      <text:list-level-style-bullet text:level="3" text:style-name="WW8Num4z0" style:num-suffix="." text:bullet-char="-">
        <style:list-level-properties text:list-level-position-and-space-mode="label-alignment">
          <style:list-level-label-alignment text:label-followed-by="listtab" text:list-tab-stop-position="0.102in" fo:text-indent="1in" fo:margin-left="0.102in"/>
        </style:list-level-properties>
        <style:text-properties style:font-name="Nimbus Roman No9 L"/>
      </text:list-level-style-bullet>
      <text:list-level-style-bullet text:level="4" text:style-name="WW8Num4z0" style:num-suffix="." text:bullet-char="-">
        <style:list-level-properties text:list-level-position-and-space-mode="label-alignment">
          <style:list-level-label-alignment text:label-followed-by="listtab" text:list-tab-stop-position="0.102in" fo:text-indent="1.5in" fo:margin-left="0.102in"/>
        </style:list-level-properties>
        <style:text-properties style:font-name="Nimbus Roman No9 L"/>
      </text:list-level-style-bullet>
      <text:list-level-style-bullet text:level="5" text:style-name="WW8Num4z0" style:num-suffix="." text:bullet-char="-">
        <style:list-level-properties text:list-level-position-and-space-mode="label-alignment">
          <style:list-level-label-alignment text:label-followed-by="listtab" text:list-tab-stop-position="0.102in" fo:text-indent="2in" fo:margin-left="0.102in"/>
        </style:list-level-properties>
        <style:text-properties style:font-name="Nimbus Roman No9 L"/>
      </text:list-level-style-bullet>
      <text:list-level-style-bullet text:level="6" text:style-name="WW8Num4z0" style:num-suffix="." text:bullet-char="-">
        <style:list-level-properties text:list-level-position-and-space-mode="label-alignment">
          <style:list-level-label-alignment text:label-followed-by="listtab" text:list-tab-stop-position="0.102in" fo:text-indent="2.5in" fo:margin-left="0.102in"/>
        </style:list-level-properties>
        <style:text-properties style:font-name="Nimbus Roman No9 L"/>
      </text:list-level-style-bullet>
      <text:list-level-style-bullet text:level="7" text:style-name="WW8Num4z0" style:num-suffix="." text:bullet-char="-">
        <style:list-level-properties text:list-level-position-and-space-mode="label-alignment">
          <style:list-level-label-alignment text:label-followed-by="listtab" text:list-tab-stop-position="0.102in" fo:text-indent="3in" fo:margin-left="0.102in"/>
        </style:list-level-properties>
        <style:text-properties style:font-name="Nimbus Roman No9 L"/>
      </text:list-level-style-bullet>
      <text:list-level-style-bullet text:level="8" text:style-name="WW8Num4z0" style:num-suffix="." text:bullet-char="-">
        <style:list-level-properties text:list-level-position-and-space-mode="label-alignment">
          <style:list-level-label-alignment text:label-followed-by="listtab" text:list-tab-stop-position="0.102in" fo:text-indent="3.5in" fo:margin-left="0.102in"/>
        </style:list-level-properties>
        <style:text-properties style:font-name="Nimbus Roman No9 L"/>
      </text:list-level-style-bullet>
      <text:list-level-style-bullet text:level="9" text:style-name="WW8Num4z0" style:num-suffix="." text:bullet-char="-">
        <style:list-level-properties text:list-level-position-and-space-mode="label-alignment">
          <style:list-level-label-alignment text:label-followed-by="listtab" text:list-tab-stop-position="0.102in" fo:text-indent="4in" fo:margin-left="0.102in"/>
        </style:list-level-properties>
        <style:text-properties style:font-name="Nimbus Roman No9 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_20__26__20_Footer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none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none" style:country-complex="none" style:text-scale="100%" text:display="true"/>
    </style:style>
    <style:page-layout style:name="Mpm1">
      <style:page-layout-properties fo:page-width="8.5in" fo:page-height="11in" style:num-format="1" style:print-orientation="landscape" fo:margin-top="0.5in" fo:margin-bottom="0.6in" fo:margin-left="1in" fo:margin-right="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4in" fo:margin-top="0.361in" style:dynamic-spacing="true"/>
      </style:footer-style>
    </style:page-layout>
    <style:page-layout style:name="Mpm2">
      <style:page-layout-properties fo:page-width="8.5in" fo:page-height="11in" style:num-format="1" style:print-orientation="landscape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1"/>
      </style:footer>
      <style:footer-left>
        <text:p text:style-name="MP1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2-12T12:51:07</dc:date>
    <dc:creator>Craig Burnett</dc:creator>
    <meta:generator>OpenOffice.org/3.2$Unix OpenOffice.org_project/320m19$Build-9505</meta:generator>
    <meta:editing-duration>PT00H35M42S</meta:editing-duration>
    <meta:editing-cycles>2</meta:editing-cycles>
    <meta:printed-by>Craig Burnett</meta:printed-by>
    <meta:print-date>2013-02-12T12:50:23</meta:print-date>
    <meta:document-statistic meta:table-count="4" meta:image-count="0" meta:object-count="0" meta:page-count="4" meta:paragraph-count="109" meta:word-count="748" meta:character-count="5205"/>
    <meta:user-defined meta:name="Info 1"/>
    <meta:user-defined meta:name="Info 2"/>
    <meta:user-defined meta:name="Info 3"/>
    <meta:user-defined meta:name="Info 4"/>
  </office:meta>
</office:document-meta>
</file>